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230pt"/>
    </style:style>
    <style:style style:name="co4" style:family="table-column">
      <style:table-column-properties fo:break-before="auto" style:column-width="221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 style:data-style-name="N2"/>
    <style:style style:name="ce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 vivado" table:style-name="ta1">
        <table:table-column table:style-name="co1" table:number-columns-repeated="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Hierarch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---------------------------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---------------------------+----------------------------+------------+------------+---------+------+-----+--------+--------+--------------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LUTRAMs</text:p>
          </table:table-cell>
          <table:table-cell office:value-type="string" calcext:value-type="string">
            <text:p>SRLs</text:p>
          </table:table-cell>
          <table:table-cell office:value-type="string" calcext:value-type="string">
            <text:p>FFs</text:p>
          </table:table-cell>
          <table:table-cell office:value-type="string" calcext:value-type="string">
            <text:p>RAMB36</text:p>
          </table:table-cell>
          <table:table-cell office:value-type="string" calcext:value-type="string">
            <text:p>RAMB18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Bloc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+----------------------------+------------+------------+---------+------+-----+--------+--------+--------------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instances</text:p>
          </table:table-cell>
          <table:table-cell office:value-type="string" calcext:value-type="string">
            <text:p>(top)</text:p>
          </table:table-cell>
          <table:table-cell table:number-columns-repeated="2"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instances)</text:p>
          </table:table-cell>
          <table:table-cell office:value-type="string" calcext:value-type="string">
            <text:p>(top)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ham11</text:p>
          </table:table-cell>
          <table:table-cell office:value-type="string" calcext:value-type="string">
            <text:p>ham_reg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ham11)</text:p>
          </table:table-cell>
          <table:table-cell office:value-type="string" calcext:value-type="string">
            <text:p>ham_re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hamming16t11d_dec</text:p>
          </table:table-cell>
          <table:table-cell office:value-type="string" calcext:value-type="string">
            <text:p>hamming16t11d_dec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hamming16t11d_enc</text:p>
          </table:table-cell>
          <table:table-cell office:value-type="string" calcext:value-type="string">
            <text:p>hamming16t11d_enc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ham26</text:p>
          </table:table-cell>
          <table:table-cell office:value-type="string" calcext:value-type="string">
            <text:p>ham_reg26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ham26)</text:p>
          </table:table-cell>
          <table:table-cell office:value-type="string" calcext:value-type="string">
            <text:p>ham_reg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hamming32t26d_dec</text:p>
          </table:table-cell>
          <table:table-cell office:value-type="string" calcext:value-type="string">
            <text:p>hamming32t26d_dec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hamming32t26d_enc</text:p>
          </table:table-cell>
          <table:table-cell office:value-type="string" calcext:value-type="string">
            <text:p>hamming32t26d_enc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</text:p>
          </table:table-cell>
          <table:table-cell office:value-type="string" calcext:value-type="string">
            <text:p>sbf_reg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)</text:p>
          </table:table-cell>
          <table:table-cell office:value-type="string" calcext:value-type="string">
            <text:p>sbf_re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11</text:p>
          </table:table-cell>
          <table:table-cell office:value-type="string" calcext:value-type="string">
            <text:p>sbf_reg__parameterized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11)</text:p>
          </table:table-cell>
          <table:table-cell office:value-type="string" calcext:value-type="string">
            <text:p>sbf_reg__parameterized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__parameterized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16</text:p>
          </table:table-cell>
          <table:table-cell office:value-type="string" calcext:value-type="string">
            <text:p>sbf_reg__parameterized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16)</text:p>
          </table:table-cell>
          <table:table-cell office:value-type="string" calcext:value-type="string">
            <text:p>sbf_reg__parameterized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__parameterized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26</text:p>
          </table:table-cell>
          <table:table-cell office:value-type="string" calcext:value-type="string">
            <text:p>sbf_reg__parameterized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26)</text:p>
          </table:table-cell>
          <table:table-cell office:value-type="string" calcext:value-type="string">
            <text:p>sbf_reg__parameterized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__parameterized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32</text:p>
          </table:table-cell>
          <table:table-cell office:value-type="string" calcext:value-type="string">
            <text:p>sbf_reg__parameterized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32)</text:p>
          </table:table-cell>
          <table:table-cell office:value-type="string" calcext:value-type="string">
            <text:p>sbf_reg__parameterized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__parameterized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4</text:p>
          </table:table-cell>
          <table:table-cell office:value-type="string" calcext:value-type="string">
            <text:p>sbf_reg__parameterized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4)</text:p>
          </table:table-cell>
          <table:table-cell office:value-type="string" calcext:value-type="string">
            <text:p>sbf_reg__parameterized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__parameterized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sbf8</text:p>
          </table:table-cell>
          <table:table-cell office:value-type="string" calcext:value-type="string">
            <text:p>sbf_reg__parameterized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sbf8)</text:p>
          </table:table-cell>
          <table:table-cell office:value-type="string" calcext:value-type="string">
            <text:p>sbf_reg__parameterized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reg_sbf</text:p>
          </table:table-cell>
          <table:table-cell office:value-type="string" calcext:value-type="string">
            <text:p>reg_sbf__parameterized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</text:p>
          </table:table-cell>
          <table:table-cell office:value-type="string" calcext:value-type="string">
            <text:p>triple_reg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)</text:p>
          </table:table-cell>
          <table:table-cell office:value-type="string" calcext:value-type="string">
            <text:p>triple_re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11</text:p>
          </table:table-cell>
          <table:table-cell office:value-type="string" calcext:value-type="string">
            <text:p>triple_reg__parameterized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11)</text:p>
          </table:table-cell>
          <table:table-cell office:value-type="string" calcext:value-type="string">
            <text:p>triple_reg__parameterized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__parameterized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16</text:p>
          </table:table-cell>
          <table:table-cell office:value-type="string" calcext:value-type="string">
            <text:p>triple_reg__parameterized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16)</text:p>
          </table:table-cell>
          <table:table-cell office:value-type="string" calcext:value-type="string">
            <text:p>triple_reg__parameterized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__parameterized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26</text:p>
          </table:table-cell>
          <table:table-cell office:value-type="string" calcext:value-type="string">
            <text:p>triple_reg__parameterized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26)</text:p>
          </table:table-cell>
          <table:table-cell office:value-type="string" calcext:value-type="string">
            <text:p>triple_reg__parameterized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__parameterized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32</text:p>
          </table:table-cell>
          <table:table-cell office:value-type="string" calcext:value-type="string">
            <text:p>triple_reg__parameterized5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32)</text:p>
          </table:table-cell>
          <table:table-cell office:value-type="string" calcext:value-type="string">
            <text:p>triple_reg__parameterized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__parameterized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4</text:p>
          </table:table-cell>
          <table:table-cell office:value-type="string" calcext:value-type="string">
            <text:p>triple_reg__parameterized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4)</text:p>
          </table:table-cell>
          <table:table-cell office:value-type="string" calcext:value-type="string">
            <text:p>triple_reg__parameterized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__parameterized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trip8</text:p>
          </table:table-cell>
          <table:table-cell office:value-type="string" calcext:value-type="string">
            <text:p>triple_reg__parameterized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dut_trip8)</text:p>
          </table:table-cell>
          <table:table-cell office:value-type="string" calcext:value-type="string">
            <text:p>triple_reg__parameterized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ut_way3</text:p>
          </table:table-cell>
          <table:table-cell office:value-type="string" calcext:value-type="string">
            <text:p>way3_voter__parameterized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+----------------------------+------------+------------+---------+------+-----+--------+--------+-------------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lower-level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larg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ross-hierarchy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combining</text:p>
          </table:table-cell>
        </table:table-row>
      </table:table>
      <table:table table:name="Sheet1" table:style-name="ta1">
        <table:shapes>
          <draw:frame draw:z-index="0" draw:style-name="gr1" draw:text-style-name="P1" svg:width="453.43pt" svg:height="255.26pt" svg:x="791.57pt" svg:y="17.32pt">
            <draw:object draw:notify-on-update-of-ranges="Sheet1.A4:Sheet1.A9 Sheet1.B3:Sheet1.B3 Sheet1.B4:Sheet1.B9 Sheet1.C3:Sheet1.C3 Sheet1.C4:Sheet1.C9 Sheet1.D3:Sheet1.D3 Sheet1.D4:Sheet1.D9 Sheet1.E3:Sheet1.E3 Sheet1.E4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790.78pt" svg:y="299.68pt">
            <draw:object draw:notify-on-update-of-ranges="Sheet1.A22:Sheet1.A27 Sheet1.B21:Sheet1.B21 Sheet1.B22:Sheet1.B27 Sheet1.C21:Sheet1.C21 Sheet1.C22:Sheet1.C27 Sheet1.D21:Sheet1.D21 Sheet1.D22:Sheet1.D27 Sheet1.E21:Sheet1.E21 Sheet1.E22:Sheet1.E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3pt" svg:height="255.26pt" svg:x="790.27pt" svg:y="576.03pt">
            <draw:object draw:notify-on-update-of-ranges="Sheet1.A33:Sheet1.A40 Sheet1.B32:Sheet1.B32 Sheet1.B33:Sheet1.B40 Sheet1.C32:Sheet1.C32 Sheet1.C33:Sheet1.C40 Sheet1.D32:Sheet1.D32 Sheet1.D33:Sheet1.D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osys 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ea(um^2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m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com_tr</text:p>
          </table:table-cell>
          <table:table-cell office:value-type="string" calcext:value-type="string">
            <text:p>triple_re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33.79" calcext:value-type="float">
            <text:p>33.79</text:p>
          </table:table-cell>
          <table:table-cell office:value-type="float" office:value="33.32" calcext:value-type="float">
            <text:p>33.32</text:p>
          </table:table-cell>
          <table:table-cell office:value-type="float" office:value="43.1756" calcext:value-type="float">
            <text:p>43.175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70.3559" calcext:value-type="float">
            <text:p>170.3559</text:p>
          </table:table-cell>
          <table:table-cell office:value-type="float" office:value="71.33" calcext:value-type="float">
            <text:p>71.33</text:p>
          </table:table-cell>
          <table:table-cell office:value-type="float" office:value="68.99" calcext:value-type="float">
            <text:p>68.99</text:p>
          </table:table-cell>
          <table:table-cell office:value-type="float" office:value="89.167" calcext:value-type="float">
            <text:p>89.16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0.3559" calcext:value-type="float">
            <text:p>170.3559</text:p>
          </table:table-cell>
          <table:table-cell office:value-type="float" office:value="99.49" calcext:value-type="float">
            <text:p>99.49</text:p>
          </table:table-cell>
          <table:table-cell office:value-type="float" office:value="94.33" calcext:value-type="float">
            <text:p>94.33</text:p>
          </table:table-cell>
          <table:table-cell office:value-type="float" office:value="116.8557" calcext:value-type="float">
            <text:p>116.855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[.B6]*2" office:value-type="float" office:value="340.7118" calcext:value-type="float">
            <text:p>340.7118</text:p>
          </table:table-cell>
          <table:table-cell office:value-type="float" office:value="146.42" calcext:value-type="float">
            <text:p>146.42</text:p>
          </table:table-cell>
          <table:table-cell office:value-type="float" office:value="141.26" calcext:value-type="float">
            <text:p>141.26</text:p>
          </table:table-cell>
          <table:table-cell office:value-type="float" office:value="170.3559" calcext:value-type="float">
            <text:p>170.35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B6]*3" office:value-type="float" office:value="511.0677" calcext:value-type="float">
            <text:p>511.0677</text:p>
          </table:table-cell>
          <table:table-cell office:value-type="float" office:value="296.6" calcext:value-type="float">
            <text:p>296.6</text:p>
          </table:table-cell>
          <table:table-cell office:value-type="float" office:value="284.87" calcext:value-type="float">
            <text:p>284.87</text:p>
          </table:table-cell>
          <table:table-cell office:value-type="float" office:value="342.589" calcext:value-type="float">
            <text:p>342.58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[.B6]*6" office:value-type="float" office:value="1022.1354" calcext:value-type="float">
            <text:p>1022.1354</text:p>
          </table:table-cell>
          <table:table-cell office:value-type="float" office:value="596.95" calcext:value-type="float">
            <text:p>596.95</text:p>
          </table:table-cell>
          <table:table-cell office:value-type="float" office:value="564.1" calcext:value-type="float">
            <text:p>564.1</text:p>
          </table:table-cell>
          <table:table-cell office:value-type="float" office:value="682.3622" calcext:value-type="float">
            <text:p>682.362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elay (p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m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com_tr</text:p>
          </table:table-cell>
          <table:table-cell office:value-type="string" calcext:value-type="string">
            <text:p>triple_re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166.71" calcext:value-type="float">
            <text:p>166.71</text:p>
          </table:table-cell>
          <table:table-cell office:value-type="float" office:value="107.38" calcext:value-type="float">
            <text:p>107.38</text:p>
          </table:table-cell>
          <table:table-cell office:value-type="float" office:value="53.92" calcext:value-type="float">
            <text:p>53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26.61" calcext:value-type="float">
            <text:p>126.61</text:p>
          </table:table-cell>
          <table:table-cell office:value-type="float" office:value="246.43" calcext:value-type="float">
            <text:p>246.43</text:p>
          </table:table-cell>
          <table:table-cell office:value-type="float" office:value="138.63" calcext:value-type="float">
            <text:p>138.63</text:p>
          </table:table-cell>
          <table:table-cell office:value-type="float" office:value="88.62" calcext:value-type="float">
            <text:p>88.6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.61" calcext:value-type="float">
            <text:p>126.61</text:p>
          </table:table-cell>
          <table:table-cell office:value-type="float" office:value="309.85" calcext:value-type="float">
            <text:p>309.85</text:p>
          </table:table-cell>
          <table:table-cell office:value-type="float" office:value="153.92" calcext:value-type="float">
            <text:p>153.92</text:p>
          </table:table-cell>
          <table:table-cell office:value-type="float" office:value="89.8" calcext:value-type="float">
            <text:p>89.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[.B15]*2" office:value-type="float" office:value="253.22" calcext:value-type="float">
            <text:p>253.22</text:p>
          </table:table-cell>
          <table:table-cell office:value-type="float" office:value="278.95" calcext:value-type="float">
            <text:p>278.95</text:p>
          </table:table-cell>
          <table:table-cell office:value-type="float" office:value="184.6" calcext:value-type="float">
            <text:p>184.6</text:p>
          </table:table-cell>
          <table:table-cell office:value-type="float" office:value="126.61" calcext:value-type="float">
            <text:p>126.6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B15]*3" office:value-type="float" office:value="379.83" calcext:value-type="float">
            <text:p>379.83</text:p>
          </table:table-cell>
          <table:table-cell office:value-type="float" office:value="359.47" calcext:value-type="float">
            <text:p>359.47</text:p>
          </table:table-cell>
          <table:table-cell office:value-type="float" office:value="208.49" calcext:value-type="float">
            <text:p>208.49</text:p>
          </table:table-cell>
          <table:table-cell office:value-type="float" office:value="129.04" calcext:value-type="float">
            <text:p>129.0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[.B15]*6" office:value-type="float" office:value="759.66" calcext:value-type="float">
            <text:p>759.66</text:p>
          </table:table-cell>
          <table:table-cell office:value-type="float" office:value="423.69" calcext:value-type="float">
            <text:p>423.69</text:p>
          </table:table-cell>
          <table:table-cell office:value-type="float" office:value="232.46" calcext:value-type="float">
            <text:p>232.46</text:p>
          </table:table-cell>
          <table:table-cell office:value-type="float" office:value="138.66" calcext:value-type="float">
            <text:p>138.6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requency GHz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m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com_tr</text:p>
          </table:table-cell>
          <table:table-cell office:value-type="string" calcext:value-type="string">
            <text:p>triple_re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1/[.B13]*1000" office:value-type="float" office:value="7.89827027880894" calcext:value-type="float">
            <text:p>7.90</text:p>
          </table:table-cell>
          <table:table-cell table:style-name="ce3" table:formula="of:=1/[.C13]*1000" office:value-type="float" office:value="5.99844040549457" calcext:value-type="float">
            <text:p>6.00</text:p>
          </table:table-cell>
          <table:table-cell table:style-name="ce3" table:formula="of:=1/[.D13]*1000" office:value-type="float" office:value="9.31272117712796" calcext:value-type="float">
            <text:p>9.31</text:p>
          </table:table-cell>
          <table:table-cell table:style-name="ce3" table:formula="of:=1/[.E13]*1000" office:value-type="float" office:value="18.5459940652819" calcext:value-type="float">
            <text:p>18.5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1/[.B14]*1000" office:value-type="float" office:value="7.89827027880894" calcext:value-type="float">
            <text:p>7.90</text:p>
          </table:table-cell>
          <table:table-cell table:style-name="ce3" table:formula="of:=1/[.C14]*1000" office:value-type="float" office:value="4.05794749015948" calcext:value-type="float">
            <text:p>4.06</text:p>
          </table:table-cell>
          <table:table-cell table:style-name="ce3" table:formula="of:=1/[.D14]*1000" office:value-type="float" office:value="7.2134458630888" calcext:value-type="float">
            <text:p>7.21</text:p>
          </table:table-cell>
          <table:table-cell table:style-name="ce3" table:formula="of:=1/[.E14]*1000" office:value-type="float" office:value="11.2841345068833" calcext:value-type="float">
            <text:p>11.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1/[.B15]*1000" office:value-type="float" office:value="7.89827027880894" calcext:value-type="float">
            <text:p>7.90</text:p>
          </table:table-cell>
          <table:table-cell table:style-name="ce3" table:formula="of:=1/[.C15]*1000" office:value-type="float" office:value="3.22736808132968" calcext:value-type="float">
            <text:p>3.23</text:p>
          </table:table-cell>
          <table:table-cell table:style-name="ce3" table:formula="of:=1/[.D15]*1000" office:value-type="float" office:value="6.4968814968815" calcext:value-type="float">
            <text:p>6.50</text:p>
          </table:table-cell>
          <table:table-cell table:style-name="ce3" table:formula="of:=1/[.E15]*1000" office:value-type="float" office:value="11.1358574610245" calcext:value-type="float">
            <text:p>11.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1/[.B16]*1000" office:value-type="float" office:value="3.94913513940447" calcext:value-type="float">
            <text:p>3.95</text:p>
          </table:table-cell>
          <table:table-cell table:style-name="ce3" table:formula="of:=1/[.C16]*1000" office:value-type="float" office:value="3.58487184083169" calcext:value-type="float">
            <text:p>3.58</text:p>
          </table:table-cell>
          <table:table-cell table:style-name="ce3" table:formula="of:=1/[.D16]*1000" office:value-type="float" office:value="5.41711809317443" calcext:value-type="float">
            <text:p>5.42</text:p>
          </table:table-cell>
          <table:table-cell table:style-name="ce3" table:formula="of:=1/[.E16]*1000" office:value-type="float" office:value="7.89827027880894" calcext:value-type="float">
            <text:p>7.9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formula="of:=1/[.B17]*1000" office:value-type="float" office:value="2.63275675960298" calcext:value-type="float">
            <text:p>2.63</text:p>
          </table:table-cell>
          <table:table-cell table:style-name="ce3" table:formula="of:=1/[.C17]*1000" office:value-type="float" office:value="2.7818733134893" calcext:value-type="float">
            <text:p>2.78</text:p>
          </table:table-cell>
          <table:table-cell table:style-name="ce3" table:formula="of:=1/[.D17]*1000" office:value-type="float" office:value="4.79639311237949" calcext:value-type="float">
            <text:p>4.80</text:p>
          </table:table-cell>
          <table:table-cell table:style-name="ce3" table:formula="of:=1/[.E17]*1000" office:value-type="float" office:value="7.74953502789833" calcext:value-type="float">
            <text:p>7.7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table:formula="of:=1/[.B18]*1000" office:value-type="float" office:value="1.31637837980149" calcext:value-type="float">
            <text:p>1.32</text:p>
          </table:table-cell>
          <table:table-cell table:style-name="ce3" table:formula="of:=1/[.C18]*1000" office:value-type="float" office:value="2.36021619580354" calcext:value-type="float">
            <text:p>2.36</text:p>
          </table:table-cell>
          <table:table-cell table:style-name="ce3" table:formula="of:=1/[.D18]*1000" office:value-type="float" office:value="4.30181536608449" calcext:value-type="float">
            <text:p>4.30</text:p>
          </table:table-cell>
          <table:table-cell table:style-name="ce3" table:formula="of:=1/[.E18]*1000" office:value-type="float" office:value="7.21188518678783" calcext:value-type="float">
            <text:p>7.2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ivado kc7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m11_reg</text:p>
          </table:table-cell>
          <table:table-cell office:value-type="string" calcext:value-type="string">
            <text:p>reg_sbf</text:p>
          </table:table-cell>
          <table:table-cell office:value-type="string" calcext:value-type="string">
            <text:p>triple_re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3]/[.D33]" office:value-type="float" office:value="0.32" calcext:value-type="float">
            <text:p>0.32</text:p>
          </table:table-cell>
          <table:table-cell table:formula="of:=[.B33]/[.D33]"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C34]/[.D34]" office:value-type="float" office:value="0.318181818181818" calcext:value-type="float">
            <text:p>0.318181818181818</text:p>
          </table:table-cell>
          <table:table-cell table:formula="of:=[.B34]/[.D34]" office:value-type="float" office:value="1.09090909090909" calcext:value-type="float">
            <text:p>1.09090909090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table:formula="of:=[.C35]/[.D35]" office:value-type="float" office:value="0.283582089552239" calcext:value-type="float">
            <text:p>0.283582089552239</text:p>
          </table:table-cell>
          <table:table-cell table:formula="of:=[.B35]/[.D35]" office:value-type="float" office:value="0.716417910447761" calcext:value-type="float">
            <text:p>0.7164179104477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table:formula="of:=[.C36]/[.D36]" office:value-type="float" office:value="0.262626262626263" calcext:value-type="float">
            <text:p>0.262626262626263</text:p>
          </table:table-cell>
          <table:table-cell table:formula="of:=[.B36]/[.D36]" office:value-type="float" office:value="1.07070707070707" calcext:value-type="float">
            <text:p>1.070707070707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float" office:value="106" calcext:value-type="float">
            <text:p>106</text:p>
          </table:table-cell>
          <table:table-cell table:formula="of:=13+26" office:value-type="float" office:value="39" calcext:value-type="float">
            <text:p>39</text:p>
          </table:table-cell>
          <table:table-cell table:formula="of:=65+78" office:value-type="float" office:value="143" calcext:value-type="float">
            <text:p>143</text:p>
          </table:table-cell>
          <table:table-cell table:formula="of:=[.C37]/[.D37]" office:value-type="float" office:value="0.272727272727273" calcext:value-type="float">
            <text:p>0.272727272727273</text:p>
          </table:table-cell>
          <table:table-cell table:formula="of:=[.B37]/[.D37]" office:value-type="float" office:value="0.741258741258741" calcext:value-type="float">
            <text:p>0.7412587412587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table:formula="of:=[.C38]/[.D38]" office:value-type="float" office:value="0.25668449197861" calcext:value-type="float">
            <text:p>0.25668449197861</text:p>
          </table:table-cell>
          <table:table-cell table:formula="of:=[.B38]/[.D38]" office:value-type="float" office:value="0" calcext:value-type="float">
            <text:p>0</text:p>
          </table:table-cell>
        </table:table-row>
        <table:table-row table:style-name="ro1">
          <table:table-cell table:formula="of:=64-7" office:value-type="float" office:value="57" calcext:value-type="float">
            <text:p>57</text:p>
          </table:table-cell>
          <table:table-cell table:style-name="ce1"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92" calcext:value-type="float">
            <text:p>92</text:p>
          </table:table-cell>
          <table:table-cell office:value-type="float" office:value="371" calcext:value-type="float">
            <text:p>371</text:p>
          </table:table-cell>
          <table:table-cell table:formula="of:=[.C40]/[.D40]" office:value-type="float" office:value="0.247978436657682" calcext:value-type="float">
            <text:p>0.247978436657682</text:p>
          </table:table-cell>
          <table:table-cell table:formula="of:=[.B40]/[.D4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2:52:59.553150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22:52:04.862667179</meta:creation-date>
    <meta:generator>LibreOffice/6.0.7.3$Linux_X86_64 LibreOffice_project/00m0$Build-3</meta:generator>
    <dc:date>2021-05-20T13:12:35.381467431</dc:date>
    <meta:editing-duration>PT4H29M24S</meta:editing-duration>
    <meta:editing-cycles>9</meta:editing-cycles>
    <meta:document-statistic meta:table-count="2" meta:cell-count="7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7.002cm" svg:y="0.316cm" chart:style-name="ch2">
          <text:p>Area um²</text:p>
        </chart:title>
        <chart:legend chart:legend-position="end" svg:x="13.251cm" svg:y="3.457cm" style:legend-expansion="high" chart:style-name="ch3"/>
        <chart:plot-area chart:style-name="ch4" table:cell-range-address="Sheet1.A3:Sheet1.E9" chart:data-source-has-labels="both" svg:x="0.319cm" svg:y="1.275cm" svg:width="12.613cm" svg:height="7.551cm">
          <chartooo:coordinate-region svg:x="1.126cm" svg:y="1.474cm" svg:width="11.434cm" svg:height="6.705cm"/>
          <chart:axis chart:dimension="x" chart:name="primary-x" chart:style-name="ch5" chartooo:axis-type="auto">
            <chartooo:date-scale/>
            <chart:categories table:cell-range-address="Sheet1.A4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9" chart:label-cell-address="Sheet1.B3:Sheet1.B3" chart:class="chart:line">
            <chart:data-point chart:repeated="6"/>
          </chart:series>
          <chart:series chart:style-name="ch8" chart:values-cell-range-address="Sheet1.C4:Sheet1.C9" chart:label-cell-address="Sheet1.C3:Sheet1.C3" chart:class="chart:line">
            <chart:data-point chart:repeated="6"/>
          </chart:series>
          <chart:series chart:style-name="ch9" chart:values-cell-range-address="Sheet1.D4:Sheet1.D9" chart:label-cell-address="Sheet1.D3:Sheet1.D3" chart:class="chart:line">
            <chart:data-point chart:repeated="6"/>
          </chart:series>
          <chart:series chart:style-name="ch10" chart:values-cell-range-address="Sheet1.E4:Sheet1.E9" chart:label-cell-address="Sheet1.E3:Sheet1.E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_reg</text:p>
                <draw:g>
                  <svg:desc>Sheet1.B3:Sheet1.B3</svg:desc>
                </draw:g>
              </table:table-cell>
              <table:table-cell office:value-type="string">
                <text:p>reg_sbf</text:p>
                <draw:g>
                  <svg:desc>Sheet1.C3:Sheet1.C3</svg:desc>
                </draw:g>
              </table:table-cell>
              <table:table-cell office:value-type="string">
                <text:p>com_tr</text:p>
                <draw:g>
                  <svg:desc>Sheet1.D3:Sheet1.D3</svg:desc>
                </draw:g>
              </table:table-cell>
              <table:table-cell office:value-type="string">
                <text:p>triple_reg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4:Sheet1.A9</svg:desc>
                </draw:g>
              </table:table-cell>
              <table:table-cell office:value-type="float" office:value="170.3559">
                <text:p>170.3559</text:p>
                <draw:g>
                  <svg:desc>Sheet1.B4:Sheet1.B9</svg:desc>
                </draw:g>
              </table:table-cell>
              <table:table-cell office:value-type="float" office:value="33.79">
                <text:p>33.79</text:p>
                <draw:g>
                  <svg:desc>Sheet1.C4:Sheet1.C9</svg:desc>
                </draw:g>
              </table:table-cell>
              <table:table-cell office:value-type="float" office:value="33.32">
                <text:p>33.32</text:p>
                <draw:g>
                  <svg:desc>Sheet1.D4:Sheet1.D9</svg:desc>
                </draw:g>
              </table:table-cell>
              <table:table-cell office:value-type="float" office:value="43.1756">
                <text:p>43.1756</text:p>
                <draw:g>
                  <svg:desc>Sheet1.E4:Sheet1.E9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0.3559">
                <text:p>170.3559</text:p>
              </table:table-cell>
              <table:table-cell office:value-type="float" office:value="71.33">
                <text:p>71.33</text:p>
              </table:table-cell>
              <table:table-cell office:value-type="float" office:value="68.99">
                <text:p>68.99</text:p>
              </table:table-cell>
              <table:table-cell office:value-type="float" office:value="89.167">
                <text:p>89.1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70.3559">
                <text:p>170.3559</text:p>
              </table:table-cell>
              <table:table-cell office:value-type="float" office:value="99.49">
                <text:p>99.49</text:p>
              </table:table-cell>
              <table:table-cell office:value-type="float" office:value="94.33">
                <text:p>94.33</text:p>
              </table:table-cell>
              <table:table-cell office:value-type="float" office:value="116.8557">
                <text:p>116.855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40.7118">
                <text:p>340.7118</text:p>
              </table:table-cell>
              <table:table-cell office:value-type="float" office:value="146.42">
                <text:p>146.42</text:p>
              </table:table-cell>
              <table:table-cell office:value-type="float" office:value="141.26">
                <text:p>141.26</text:p>
              </table:table-cell>
              <table:table-cell office:value-type="float" office:value="170.3559">
                <text:p>170.35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11.0677">
                <text:p>511.0677</text:p>
              </table:table-cell>
              <table:table-cell office:value-type="float" office:value="296.6">
                <text:p>296.6</text:p>
              </table:table-cell>
              <table:table-cell office:value-type="float" office:value="284.87">
                <text:p>284.87</text:p>
              </table:table-cell>
              <table:table-cell office:value-type="float" office:value="342.589">
                <text:p>342.5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022.1354">
                <text:p>1022.1354</text:p>
              </table:table-cell>
              <table:table-cell office:value-type="float" office:value="596.95">
                <text:p>596.95</text:p>
              </table:table-cell>
              <table:table-cell office:value-type="float" office:value="564.1">
                <text:p>564.1</text:p>
              </table:table-cell>
              <table:table-cell office:value-type="float" office:value="682.3622">
                <text:p>682.3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6.354cm" svg:y="0.316cm" chart:style-name="ch2">
          <text:p>Frequency GHz</text:p>
        </chart:title>
        <chart:legend chart:legend-position="end" svg:x="13.251cm" svg:y="3.457cm" style:legend-expansion="high" chart:style-name="ch3"/>
        <chart:plot-area chart:style-name="ch4" table:cell-range-address="Sheet1.A21:Sheet1.E27" chart:data-source-has-labels="both" svg:x="0.319cm" svg:y="1.275cm" svg:width="12.613cm" svg:height="7.551cm">
          <chartooo:coordinate-region svg:x="1.231cm" svg:y="1.474cm" svg:width="11.328cm" svg:height="6.705cm"/>
          <chart:axis chart:dimension="x" chart:name="primary-x" chart:style-name="ch5" chartooo:axis-type="auto">
            <chartooo:date-scale/>
            <chart:categories table:cell-range-address="Sheet1.A22:Sheet1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2:Sheet1.B27" chart:label-cell-address="Sheet1.B21:Sheet1.B21" chart:class="chart:line">
            <chart:data-point chart:repeated="6"/>
          </chart:series>
          <chart:series chart:style-name="ch9" chart:values-cell-range-address="Sheet1.C22:Sheet1.C27" chart:label-cell-address="Sheet1.C21:Sheet1.C21" chart:class="chart:line">
            <chart:data-point chart:repeated="6"/>
          </chart:series>
          <chart:series chart:style-name="ch10" chart:values-cell-range-address="Sheet1.D22:Sheet1.D27" chart:label-cell-address="Sheet1.D21:Sheet1.D21" chart:class="chart:line">
            <chart:data-point chart:repeated="6"/>
          </chart:series>
          <chart:series chart:style-name="ch11" chart:values-cell-range-address="Sheet1.E22:Sheet1.E27" chart:label-cell-address="Sheet1.E21:Sheet1.E2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_reg</text:p>
                <draw:g>
                  <svg:desc>Sheet1.B21:Sheet1.B21</svg:desc>
                </draw:g>
              </table:table-cell>
              <table:table-cell office:value-type="string">
                <text:p>reg_sbf</text:p>
                <draw:g>
                  <svg:desc>Sheet1.C21:Sheet1.C21</svg:desc>
                </draw:g>
              </table:table-cell>
              <table:table-cell office:value-type="string">
                <text:p>com_tr</text:p>
                <draw:g>
                  <svg:desc>Sheet1.D21:Sheet1.D21</svg:desc>
                </draw:g>
              </table:table-cell>
              <table:table-cell office:value-type="string">
                <text:p>triple_reg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22:Sheet1.A27</svg:desc>
                </draw:g>
              </table:table-cell>
              <table:table-cell office:value-type="float" office:value="7.89827027880894">
                <text:p>7.89827027880894</text:p>
                <draw:g>
                  <svg:desc>Sheet1.B22:Sheet1.B27</svg:desc>
                </draw:g>
              </table:table-cell>
              <table:table-cell office:value-type="float" office:value="5.99844040549457">
                <text:p>5.99844040549457</text:p>
                <draw:g>
                  <svg:desc>Sheet1.C22:Sheet1.C27</svg:desc>
                </draw:g>
              </table:table-cell>
              <table:table-cell office:value-type="float" office:value="9.31272117712796">
                <text:p>9.31272117712796</text:p>
                <draw:g>
                  <svg:desc>Sheet1.D22:Sheet1.D27</svg:desc>
                </draw:g>
              </table:table-cell>
              <table:table-cell office:value-type="float" office:value="18.5459940652819">
                <text:p>18.5459940652819</text:p>
                <draw:g>
                  <svg:desc>Sheet1.E22:Sheet1.E27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4.05794749015948">
                <text:p>4.05794749015948</text:p>
              </table:table-cell>
              <table:table-cell office:value-type="float" office:value="7.2134458630888">
                <text:p>7.2134458630888</text:p>
              </table:table-cell>
              <table:table-cell office:value-type="float" office:value="11.2841345068833">
                <text:p>11.28413450688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.89827027880894">
                <text:p>7.89827027880894</text:p>
              </table:table-cell>
              <table:table-cell office:value-type="float" office:value="3.22736808132968">
                <text:p>3.22736808132968</text:p>
              </table:table-cell>
              <table:table-cell office:value-type="float" office:value="6.4968814968815">
                <text:p>6.4968814968815</text:p>
              </table:table-cell>
              <table:table-cell office:value-type="float" office:value="11.1358574610245">
                <text:p>11.13585746102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4913513940447">
                <text:p>3.94913513940447</text:p>
              </table:table-cell>
              <table:table-cell office:value-type="float" office:value="3.58487184083169">
                <text:p>3.58487184083169</text:p>
              </table:table-cell>
              <table:table-cell office:value-type="float" office:value="5.41711809317443">
                <text:p>5.41711809317443</text:p>
              </table:table-cell>
              <table:table-cell office:value-type="float" office:value="7.89827027880894">
                <text:p>7.898270278808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63275675960298">
                <text:p>2.63275675960298</text:p>
              </table:table-cell>
              <table:table-cell office:value-type="float" office:value="2.7818733134893">
                <text:p>2.7818733134893</text:p>
              </table:table-cell>
              <table:table-cell office:value-type="float" office:value="4.79639311237949">
                <text:p>4.79639311237949</text:p>
              </table:table-cell>
              <table:table-cell office:value-type="float" office:value="7.74953502789833">
                <text:p>7.749535027898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31637837980149">
                <text:p>1.31637837980149</text:p>
              </table:table-cell>
              <table:table-cell office:value-type="float" office:value="2.36021619580354">
                <text:p>2.36021619580354</text:p>
              </table:table-cell>
              <table:table-cell office:value-type="float" office:value="4.30181536608449">
                <text:p>4.30181536608449</text:p>
              </table:table-cell>
              <table:table-cell office:value-type="float" office:value="7.21188518678783">
                <text:p>7.21188518678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title svg:x="7.412cm" svg:y="0.315cm" chart:style-name="ch2">
          <text:p>Cells
</text:p>
        </chart:title>
        <chart:legend chart:legend-position="end" svg:x="12.96cm" svg:y="3.706cm" style:legend-expansion="high" chart:style-name="ch3"/>
        <chart:plot-area chart:style-name="ch4" table:cell-range-address="Sheet1.A32:Sheet1.D40" chart:data-source-has-labels="both" svg:x="0.319cm" svg:y="1.778cm" svg:width="12.322cm" svg:height="7.048cm">
          <chartooo:coordinate-region svg:x="1.126cm" svg:y="1.977cm" svg:width="11.328cm" svg:height="6.202cm"/>
          <chart:axis chart:dimension="x" chart:name="primary-x" chart:style-name="ch5" chartooo:axis-type="auto">
            <chartooo:date-scale/>
            <chart:categories table:cell-range-address="Sheet1.A33:Sheet1.A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3:Sheet1.B40" chart:label-cell-address="Sheet1.B32:Sheet1.B32" chart:class="chart:line">
            <chart:data-point chart:repeated="8"/>
          </chart:series>
          <chart:series chart:style-name="ch8" chart:values-cell-range-address="Sheet1.C33:Sheet1.C40" chart:label-cell-address="Sheet1.C32:Sheet1.C32" chart:class="chart:line">
            <chart:data-point chart:repeated="8"/>
          </chart:series>
          <chart:series chart:style-name="ch9" chart:values-cell-range-address="Sheet1.D33:Sheet1.D40" chart:label-cell-address="Sheet1.D32:Sheet1.D3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11_reg</text:p>
                <draw:g>
                  <svg:desc>Sheet1.B32:Sheet1.B32</svg:desc>
                </draw:g>
              </table:table-cell>
              <table:table-cell office:value-type="string">
                <text:p>reg_sbf</text:p>
                <draw:g>
                  <svg:desc>Sheet1.C32:Sheet1.C32</svg:desc>
                </draw:g>
              </table:table-cell>
              <table:table-cell office:value-type="string">
                <text:p>triple_reg</text:p>
                <draw:g>
                  <svg:desc>Sheet1.D32:Sheet1.D3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1.A33:Sheet1.A40</svg:desc>
                </draw:g>
              </table:table-cell>
              <table:table-cell office:value-type="float" office:value="48">
                <text:p>48</text:p>
                <draw:g>
                  <svg:desc>Sheet1.B33:Sheet1.B40</svg:desc>
                </draw:g>
              </table:table-cell>
              <table:table-cell office:value-type="float" office:value="8">
                <text:p>8</text:p>
                <draw:g>
                  <svg:desc>Sheet1.C33:Sheet1.C40</svg:desc>
                </draw:g>
              </table:table-cell>
              <table:table-cell office:value-type="float" office:value="25">
                <text:p>25</text:p>
                <draw:g>
                  <svg:desc>Sheet1.D33:Sheet1.D40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6">
                <text:p>106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6">
                <text:p>106</text:p>
              </table:table-cell>
              <table:table-cell office:value-type="float" office:value="39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371">
                <text:p>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